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ix Slab" svg:font-family="'Brix Slab'"/>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1.25pt" fo:letter-spacing="normal" fo:font-style="normal" fo:font-weight="normal"/>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3"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4" style:family="paragraph" style:parent-style-name="Text_20_body">
      <style:paragraph-properties fo:margin-top="0cm" fo:margin-bottom="0.247cm" loext:contextual-spacing="false" fo:text-align="start" style:justify-single-word="false" fo:orphans="2" fo:widows="2"/>
    </style:style>
    <style:style style:name="P5"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P6" style:family="paragraph" style:parent-style-name="Heading_20_2">
      <style:text-properties fo:font-variant="normal" fo:text-transform="none" fo:color="#212529" style:font-name="Brix Slab" fo:letter-spacing="normal" fo:font-style="normal" fo:font-weight="normal"/>
    </style:style>
    <style:style style:name="P7"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8"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9"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0"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1"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apple-system" fo:font-size="11.25pt" fo:letter-spacing="normal" fo:font-style="normal" fo:font-weight="bold"/>
    </style:style>
    <style:style style:name="P12" style:family="paragraph" style:parent-style-name="Text_20_body">
      <style:paragraph-properties fo:margin-left="0cm" fo:margin-right="0cm" fo:text-align="start" style:justify-single-word="false" fo:orphans="2" fo:widows="2" fo:text-indent="0cm" style:auto-text-indent="false"/>
    </style:style>
    <style:style style:name="P13" style:family="paragraph" style:parent-style-name="Heading_20_3" style:list-style-name="L1">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P14" style:family="paragraph" style:parent-style-name="Heading_20_3" style:list-style-name="L3">
      <style:paragraph-properties fo:margin-top="0cm" fo:margin-bottom="0.247cm" loext:contextual-spacing="false" fo:line-height="120%" fo:text-align="start" style:justify-single-word="false" fo:orphans="2" fo:widows="2"/>
      <style:text-properties fo:font-variant="normal" fo:text-transform="none" fo:color="#212529" style:font-name="Brix Slab" fo:font-size="11.25pt" fo:letter-spacing="normal" fo:font-style="normal" fo:font-weight="normal"/>
    </style:style>
    <style:style style:name="T1" style:family="text">
      <style:text-properties fo:font-variant="normal" fo:text-transform="none" fo:color="#212529" style:font-name="apple-system" fo:font-size="11.25pt" fo:letter-spacing="normal" fo:font-style="normal" fo:font-weight="normal"/>
    </style:style>
    <style:style style:name="T2" style:family="text">
      <style:text-properties fo:font-variant="normal" fo:text-transform="none" fo:color="#009de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3"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Projet : Base de données Insee</text:h>
      <text:p text:style-name="P2"><text:span text:style-name="T1">L'INSEE (</text:span><text:a xlink:type="simple" xlink:href="http://www.insee.fr/" text:style-name="Internet_20_link" text:visited-style-name="Visited_20_Internet_20_Link"><text:span text:style-name="T2">Institut National Statistiques Etudes Economiques</text:span></text:a><text:span text:style-name="T1">) publie régulièrement de nombreuses bases de données et est en charge du recensement de la population française. Parmi les données issues du référencement, nous allons travailler sur des données sociales et environnementales sur les départements français de 2008 à 2016. Il s'agira de construire une base de données contenant la géographie française actuelle (régions et départements) et les données sociales et environnementales associées à chaque département. Vous devrez avoir au moins 3 tables distinctes.</text:span></text:p>
      <text:h text:style-name="P5" text:outline-level="3"><text:bookmark text:name="yui_3_17_2_1_1584524050846_2220"/><text:bookmark text:name="yui_3_17_2_1_1584522185772_2020"/>Travail demandé :</text:h>
      <text:list xml:id="list2257366628" text:style-name="L1">
        <text:list-item>
          <text:list>
            <text:list-item>
              <text:list>
                <text:list-item>
                  <text:h text:style-name="P13" text:outline-level="3"><text:bookmark text:name="yui_3_17_2_1_1584522185772_3617"/>Création de la base de données:</text:h>
                </text:list-item>
              </text:list>
            </text:list-item>
          </text:list>
        </text:list-item>
      </text:list>
      <text:p text:style-name="P3"><text:bookmark text:name="yui_3_17_2_1_1584522185772_36172"/><text:bookmark text:name="yui_3_17_2_1_1584522185772_36171"/>L'objectif de cette partie est de créer la base de données. Vous devrez utiliser un script python pour créer la base de données sur le serveur de base de données du CREMI.</text:p>
      <text:list xml:id="list276477899" text:style-name="L2">
        <text:list-item>
          <text:p text:style-name="P8">Le script devra lire les données Départements dans le fichier «departement2020.csv» et les données Regions dans le fichier «region2020.csv». Ces fichiers vous sont fournis plus bas.</text:p>
          <text:p text:style-name="P8">Puis le script devra créer et remplir les tables REGIONS et DEPARTEMENTS.</text:p>
        </text:list-item>
        <text:list-item>
          <text:p text:style-name="P8">Le script devra lire les données  dans le fichier «DD-indic-reg-dep_janv2018.xls» fourni. Vous pourrez utilser le module python «pandas» :</text:p>
        </text:list-item>
      </text:list>
      <text:p text:style-name="P4"><text:a xlink:type="simple" xlink:href="https://pandas.pydata.org/getpandas.html" text:style-name="Internet_20_link" text:visited-style-name="Visited_20_Internet_20_Link"><text:span text:style-name="T2">https://pandas.pydata.org/getpandas.html</text:span></text:a></text:p>
      <text:p text:style-name="P3">Ce module permet de lire des fichiers excel. Un exemple d’utilisation dans un script python avec un petit fichier excel de données vous est fourni plus bas.</text:p>
      <text:p text:style-name="P3"/>
      <text:p text:style-name="P3"/>
      <text:list xml:id="list2828373484" text:style-name="L3">
        <text:list-item>
          <text:list>
            <text:list-item>
              <text:list>
                <text:list-item>
                  <text:h text:style-name="P14" text:outline-level="3"><text:bookmark text:name="yui_3_17_2_1_1584522185772_95291"/>Interrogation de la bases de données:</text:h>
                </text:list-item>
              </text:list>
            </text:list-item>
          </text:list>
        </text:list-item>
      </text:list>
      <text:p text:style-name="P3">Vous devez créer un deuxième script python permettant d’effectuer des requêtes SQL sur la base de données dont les résultats seront affichés proprement (soit à l’écran, soit dans un fichier html). Votre script affichera à l’écran un menu permettant de choisir entre les requêtes suivantes :</text:p>
      <text:list xml:id="list3158060993" text:style-name="L4">
        <text:list-item>
          <text:p text:style-name="P9">afficher la liste des régions</text:p>
        </text:list-item>
        <text:list-item>
          <text:p text:style-name="P9">afficher la liste des départements</text:p>
        </text:list-item>
        <text:list-item>
          <text:p text:style-name="P9">demander à l’utilisateur de choisir une région et afficher les données de la région choisie</text:p>
        </text:list-item>
        <text:list-item>
          <text:p text:style-name="P9">demander à l’utilisateur de choisir un département et un thème : social ou environnemental, et afficher les données demandées pour le département choisi.</text:p>
        </text:list-item>
        <text:list-item>
          <text:p text:style-name="P9">demander à l’utilisateur de choisir un type d’énergie (éolien, photovoltaïque, autre) et en fonction de ce choix retourner la liste des départements où la part <text:soft-page-break/>de cette énergie a augmenté entre les deux années de référence, classés de la plus forte augmentation à la plus faible.</text:p>
        </text:list-item>
      </text:list>
      <text:p text:style-name="P3"/>
      <text:p text:style-name="P3"/>
      <text:p text:style-name="P3"/>
      <text:list xml:id="list153218989829289" text:continue-numbering="true" text:style-name="L4">
        <text:list-header>
          <text:p text:style-name="P9">Votre script devra également afficher les réponses aux questions suivantes: </text:p>
        </text:list-header>
      </text:list>
      <text:list xml:id="list2339244782" text:style-name="L5">
        <text:list-item>
          <text:p text:style-name="P10">Quels sont les départements dont la région a eu une production de granulats supérieure à 25 000 000 tonnes en 2014 ?</text:p>
        </text:list-item>
        <text:list-item>
          <text:p text:style-name="P10">Quels sont les 5 départements avec le plus grand taux d’énergie éolienne comme source de la puissance électrique en 2015 ?</text:p>
        </text:list-item>
        <text:list-item>
          <text:p text:style-name="P10">Dans quelle région se trouve le département ayant le plus faible taux de valorisation matière et organique en 2013 ?</text:p>
        </text:list-item>
        <text:list-item>
          <text:p text:style-name="P10">En 2016, quelle est la part (en %) de l’agriculture biologique dans la surface agricole totale du département contenant le plus grand pourcentage de population éloignée de plus de 7 minutes des services de santé de proximité ? </text:p>
        </text:list-item>
        <text:list-item>
          <text:p text:style-name="P10">Quel est le taux de pauvreté en 2014 des régions dont la part des jeunes non insérés est supérieure à 30% en 2014 ?</text:p>
        </text:list-item>
        <text:list-item>
          <text:p text:style-name="P10">En 2015, quelle était le poids de l'économie sociale dans les emplois salariés de la région dont la source de la puissance électrique en énergies renouvelables provenait à au moins 10% de l’énergie photovoltaïque et dont la part de l’agriculture biologique dans la surface agricole totale était d’au moins 5% ?</text:p>
        </text:list-item>
      </text:list>
      <text:p text:style-name="P11"/>
      <text:p text:style-name="P11"/>
      <text:p text:style-name="P11"/>
      <text:p text:style-name="P11">Ce projet doit être réalisé individuellement. Les modalités de rendu sont précisées ci-dessous.</text:p>
      <text:p text:style-name="P1">Travail à remettre pour le <text:span text:style-name="T3">vendredi 24 avril</text:span>. Vous pouvez déposer ici une archive zip de votre mini projet. Vous pouvez aussi rendre votre mini projet par mail.</text:p>
      <text:p text:style-name="P1">Lorsque vous avez déposé votre archive, faite "Run" (le bouton avec la fusée), pour vérifier que votre archive est correcte.</text:p>
      <text:p text:style-name="P1">Un petit rapport est demandé. Il doit contenir un schéma de votre base de données, ainsi qu'une ou deux pages de réponses aux questions, avec éventuellement une courte explication de ce qui ne marche pas.</text:p>
      <text:p text:style-name="P1">Vous enverrez votre mini projet par mail à:</text:p>
      <text:p text:style-name="P1">- Charlotte Héricé &lt;charlotte.herice@u-bordeaux.fr&gt;</text:p>
      <text:p text:style-name="P12"><text:span text:style-name="T1">- Frédérique Carrere &lt;frederique.carrere@u-bordeaux.fr&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ix Slab" svg:font-family="'Brix Slab'"/>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0:49:04.722728566</meta:creation-date>
    <dc:date>2020-04-02T15:32:18.387158504</dc:date>
    <meta:editing-duration>PT20M9S</meta:editing-duration>
    <meta:editing-cycles>5</meta:editing-cycles>
    <meta:generator>LibreOffice/6.0.7.3$Linux_X86_64 LibreOffice_project/00m0$Build-3</meta:generator>
    <meta:document-statistic meta:table-count="0" meta:image-count="0" meta:object-count="0" meta:page-count="2" meta:paragraph-count="31" meta:word-count="673" meta:character-count="4158" meta:non-whitespace-character-count="3530"/>
  </office:meta>
</office:document-meta>
</file>